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canada-type-gibson" svg:font-family="canada-type-gibson, 'helvetica neue', Helvetica, Arial, sans-serif"/>
  </office:font-face-decls>
  <office:automatic-styles>
    <style:style style:name="P1" style:family="paragraph" style:parent-style-name="Standard">
      <style:text-properties style:font-name="Segoe UI" officeooo:rsid="0004295e" officeooo:paragraph-rsid="0004295e"/>
    </style:style>
    <style:style style:name="P2" style:family="paragraph" style:parent-style-name="Standard">
      <style:text-properties style:font-name="Segoe UI" officeooo:rsid="000693d1" officeooo:paragraph-rsid="000693d1"/>
    </style:style>
    <style:style style:name="P3" style:family="paragraph" style:parent-style-name="Standard" style:list-style-name="L2">
      <style:text-properties style:font-name="Segoe UI" officeooo:rsid="000693d1" officeooo:paragraph-rsid="000693d1"/>
    </style:style>
    <style:style style:name="P4" style:family="paragraph" style:parent-style-name="Standard" style:list-style-name="L2">
      <style:text-properties style:font-name="Segoe UI" officeooo:paragraph-rsid="000693d1"/>
    </style:style>
    <style:style style:name="P5" style:family="paragraph" style:parent-style-name="Standard">
      <style:text-properties style:font-name="Segoe UI" fo:font-size="14pt" fo:font-weight="bold" officeooo:rsid="0004295e" officeooo:paragraph-rsid="0004295e" style:font-size-asian="14pt" style:font-weight-asian="bold" style:font-size-complex="14pt" style:font-weight-complex="bold"/>
    </style:style>
    <style:style style:name="T1" style:family="text">
      <style:text-properties officeooo:rsid="0004fa83"/>
    </style:style>
    <style:style style:name="T2" style:family="text">
      <style:text-properties officeooo:rsid="000693d1"/>
    </style:style>
    <style:style style:name="T3" style:family="text">
      <style:text-properties style:font-name="Segoe UI"/>
    </style:style>
    <style:style style:name="T4" style:family="text">
      <style:text-properties style:font-name="Segoe UI" officeooo:rsid="000693d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quirements</text:p>
      <text:p text:style-name="P1"/>
      <text:list xml:id="list2851850226" text:style-name="L2">
        <text:list-item>
          <text:p text:style-name="P4"><text:span text:style-name="T2">Introduction</text:span></text:p>
          <text:list>
            <text:list-item>
              <text:p text:style-name="P4"><text:span text:style-name="T2">Purpose</text:span></text:p>
            </text:list-item>
            <text:list-item>
              <text:p text:style-name="P3">Intended Audience</text:p>
            </text:list-item>
            <text:list-item>
              <text:p text:style-name="P3">Intended Use</text:p>
            </text:list-item>
            <text:list-item>
              <text:p text:style-name="P3">Scope</text:p>
            </text:list-item>
            <text:list-item>
              <text:p text:style-name="P3">Definitions and Acronyms</text:p>
            </text:list-item>
          </text:list>
        </text:list-item>
        <text:list-item>
          <text:p text:style-name="P3">Overall Description</text:p>
          <text:list>
            <text:list-item>
              <text:p text:style-name="P3">Users Needs</text:p>
            </text:list-item>
            <text:list-item>
              <text:p text:style-name="P3">Assumptions and Dependencies</text:p>
            </text:list-item>
          </text:list>
        </text:list-item>
        <text:list-item>
          <text:p text:style-name="P3">System Features and Requirements</text:p>
          <text:list>
            <text:list-item>
              <text:p text:style-name="P3">Functional Requirements</text:p>
            </text:list-item>
            <text:list-item>
              <text:p text:style-name="P3">External Interface Requirements</text:p>
            </text:list-item>
            <text:list-item>
              <text:p text:style-name="P3">System features</text:p>
            </text:list-item>
            <text:list-item>
              <text:p text:style-name="P3">Nonfunctional Requirements</text:p>
            </text:list-item>
          </text:list>
        </text:list-item>
      </text:list>
      <text:p text:style-name="P2"/>
      <text:p text:style-name="P1"/>
      <text:p text:style-name="P1">The user shall be able to backtest and live trade the same strategy without changing <text:span text:style-name="T1">any implementation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canada-type-gibson" svg:font-family="canada-type-gibson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0T20:53:20.261000000</dc:date>
    <meta:editing-duration>PT32M56S</meta:editing-duration>
    <meta:editing-cycles>2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6" meta:word-count="62" meta:character-count="414" meta:non-whitespace-character-count="382"/>
  </office:meta>
</office:document-meta>
</file>